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2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2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2">}</text:span></text:p>
      <text:p text:style-name="P9"/>
      <text:p text:style-name="P4">Declaraciones → </text:p>
      <text:p text:style-name="P4"><text:tab/>Declaracion </text:p>
      <text:p text:style-name="P4"><text:tab/><text:span text:style-name="T2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2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><text:soft-page-break/></text:p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2">{</text:span></text:p>
      <text:p text:style-name="P13"><text:tab/>InstruccionesFact.errorh = Instruccion.error</text:p>
      <text:p text:style-name="P7"><text:tab/><text:span text:style-name="T2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2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2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2">{</text:span></text:p>
      <text:p text:style-name="P12"><text:tab/><text:span text:style-name="T2">Instrucción.error = InsLectura.error</text:span></text:p>
      <text:p text:style-name="P11"><text:tab/>Instrucciones.codP = InsLectura.codP</text:p>
      <text:p text:style-name="P13"><text:tab/>Instrucciones.codJ = InsLectura.codJ</text:p>
      <text:p text:style-name="P13"><text:tab/>}</text:p>
      <text:p text:style-name="P12">Instrucción → </text:p>
      <text:p text:style-name="P12"><text:tab/><text:span text:style-name="T2">{InsEscritura.tsh = Instrucción.tsh}</text:span></text:p>
      <text:p text:style-name="P12"><text:tab/>InsEscritura</text:p>
      <text:p text:style-name="P12"><text:tab/><text:span text:style-name="T2">{</text:span></text:p>
      <text:p text:style-name="P12"><text:span text:style-name="T2"><text:tab/>Instrucción.error = InsEscritura.error</text:span>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4"><text:tab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2">{</text:span></text:p>
      <text:p text:style-name="P12"><text:span text:style-name="T2"><text:tab/>InsLectura.error = NOT existeID(InsLectura.tsh,id.lex)</text:span>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2">{</text:span><text:tab/></text:p>
      <text:p text:style-name="P12"><text:span text:style-name="T2"><text:tab/>InsEscritura.error = (Expresión.tipo = error)</text:span></text:p>
      <text:p text:style-name="P12"><text:span text:style-name="T2"><text:tab/></text:span><text:span text:style-name="T2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2">{</text:span></text:p>
      <text:p text:style-name="P12"><text:tab/><text:span text:style-name="T2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2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Expresión → </text:p>
      <text:p text:style-name="P12"><text:tab/><text:span text:style-name="T2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2">{</text:span></text:p>
      <text:p text:style-name="P13"><text:span text:style-name="T2"><text:tab/>ExpresionFact.tipoh = ExpresionNiv1.tipo</text:span></text:p>
      <text:p text:style-name="P12"><text:tab/><text:span text:style-name="T2">ExpresiónFact.codPh = ExpresionNiv1.codP</text:span></text:p>
      <text:p text:style-name="P13"><text:span text:style-name="T2"><text:tab/>ExpresiónFact.codJh = ExpresiónNiv1.codJ</text:span></text:p>
      <text:p text:style-name="P12"><text:span text:style-name="T2"><text:tab/>}</text:span>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2">{</text:span></text:p>
      <text:p text:style-name="P12"><text:tab/><text:span text:style-name="T2">ExpresionFact.tipo = ExpresionFact.tipoh</text:span></text:p>
      <text:p text:style-name="P12"><text:tab/><text:span text:style-name="T2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2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natural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soft-page-break/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soft-page-break/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soft-page-break/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><text:soft-page-break/></text:p>
      <text:p text:style-name="P12">ExpresiónNiv1 → </text:p>
      <text:p text:style-name="P12"><text:tab/><text:span text:style-name="T2">{</text:span></text:p>
      <text:p text:style-name="P13"><text:tab/>ExpresionNiv2.tsh = ExpresionNiv1.tsh</text:p>
      <text:p text:style-name="P13"><text:tab/>ExpresionNiv1Rec.tsh = ExpresionNiv1.tsh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tab/>ExpresionNiv1Rec.tipoh = ExpresiónNiv2.tipo</text:p>
      <text:p text:style-name="P13"><text:span text:style-name="T8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2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2">{</text:span></text:p>
      <text:p text:style-name="P8"><text:tab/><text:span text:style-name="T2">ExpresionNiv1Rec.tipo = ExpresionNiv1Rec.tipoh</text:span></text:p>
      <text:p text:style-name="P12"><text:tab/><text:span text:style-name="T2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2">{</text:span></text:p>
      <text:p text:style-name="P12"><text:span text:style-name="T2"><text:tab/>ExpresionNiv2.tsh = ExpresionNiv1Rec0.tsh</text:span>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span text:style-name="T2"><text:tab/>ExpresionNiv1Rec1.tsh = ExpresionNiv1Rec0.tsh</text:span></text:p>
      <text:p text:style-name="P12"><text:span text:style-name="T2"><text:tab/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soft-page-break/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soft-page-break/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2"><text:span text:style-name="T2"><text:tab/>}</text:span></text:p>
      <text:p text:style-name="P12"><text:tab/>ExpresiónNiv1Rec</text:p>
      <text:p text:style-name="P12"><text:tab/><text:span text:style-name="T2">{</text:span></text:p>
      <text:p text:style-name="P13"><text:tab/>ExpresionNivlRec0.tipo = ExpresionNiv1Rec1.tipo</text:p>
      <text:p text:style-name="P11"><text:span text:style-name="T2"><text:tab/></text:span>ExpresiónNiv1Rec0.codP = ExpresiónNivRec1.codP</text:p>
      <text:p text:style-name="P9"><text:tab/>ExpresiónNiv1Rec0.codJ = ExpresiónNivRec1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2">{</text:span></text:p>
      <text:p text:style-name="P12"><text:span text:style-name="T2"><text:tab/>ExpresionNiv3.tsh = ExpresionNiv2.tsh</text:span></text:p>
      <text:p text:style-name="P13"><text:span text:style-name="T2"><text:tab/>ExpresionNiv2Rec.tsh = ExpresionNiv2.tsh</text:span></text:p>
      <text:p text:style-name="P12"><text:span text:style-name="T2"><text:tab/>}</text:span></text:p>
      <text:p text:style-name="P12"><text:tab/>ExpresiónNiv3 </text:p>
      <text:p text:style-name="P12"><text:tab/><text:span text:style-name="T2">{</text:span></text:p>
      <text:p text:style-name="P12"><text:span text:style-name="T2"><text:tab/>ExpresionNiv2Rec.tipoh = ExpresiónNiv3.tipo</text:span></text:p>
      <text:p text:style-name="P12"><text:span text:style-name="T2"><text:tab/>ExpresiónNiv2Rec.codPh = ExpresiónNiv3.codP</text:span></text:p>
      <text:p text:style-name="P13"><text:span text:style-name="T2"><text:tab/>ExpresiónNiv2Rec.codJh = ExpresiónNiv3.codJ</text:span></text:p>
      <text:p text:style-name="P12"><text:span text:style-name="T2"><text:tab/>}</text:span></text:p>
      <text:p text:style-name="P12"><text:tab/>ExpresiónNiv2Rec</text:p>
      <text:p text:style-name="P12"><text:tab/><text:span text:style-name="T2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2">{</text:span></text:p>
      <text:p text:style-name="P13"><text:span text:style-name="T3"><text:tab/>ExpresionNiv2Rec.tipo = ExpresionNiv2Rec.tipoh</text:span></text:p>
      <text:p text:style-name="P12"><text:tab/><text:span text:style-name="T2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2">{</text:span></text:p>
      <text:p text:style-name="P12"><text:span text:style-name="T2"><text:tab/>ExpresionNiv3.tsh = ExpresionNiv2Rec0.tsh</text:span></text:p>
      <text:p text:style-name="P12"><text:span text:style-name="T2"><text:tab/>}</text:span></text:p>
      <text:p text:style-name="P12"><text:soft-page-break/><text:tab/>ExpresiónNiv3 </text:p>
      <text:p text:style-name="P12"><text:tab/><text:span text:style-name="T2">{</text:span></text:p>
      <text:p text:style-name="P13"><text:span text:style-name="T2"><text:tab/>ExpresionNiv2Rec1.tsh = ExpresionNiv2Rec0.tsh</text:span></text:p>
      <text:p text:style-name="P12"><text:span text:style-name="T2"><text:tab/>ExpresionNiv2Rec1.tipoh = </text:span>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13"><text:span text:style-name="T3"><text:tab/>ExpresiónNiv2Rec1.codPh = </text:span>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soft-page-break/><text:tab/><text:tab/><text:tab/><text:tab/><text:tab/><text:tab/><text:tab/>ExpresiónNiv2Rec0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2"><text:span text:style-name="T2"><text:tab/>}</text:span></text:p>
      <text:p text:style-name="P12"><text:tab/>ExpresiónNiv2Rec</text:p>
      <text:p text:style-name="P13"><text:tab/>{</text:p>
      <text:p text:style-name="P11"><text:soft-page-break/><text:span text:style-name="T2"><text:tab/>ExpresionNiv2Rec0.tipo = ExpresionNiv2Rec1.tipo</text:span></text:p>
      <text:p text:style-name="P10"><text:tab/>ExpresiónNiv2Rec0.codP = ExpresiónNiv2Rec1.codP</text:p>
      <text:p text:style-name="P9"><text:tab/>ExpresiónNiv2Rec0.codJ = ExpresiónNiv2Rec1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2">{</text:span></text:p>
      <text:p text:style-name="P8"><text:span text:style-name="T2"><text:tab/>ExpresiónNiv4.tsh = ExpresiónNiv3.tsh</text:span></text:p>
      <text:p text:style-name="P8"><text:span text:style-name="T2"><text:tab/>ExpresiónNiv3Fact.tsh = ExpresiónNiv3.tsh</text:span></text:p>
      <text:p text:style-name="P8"><text:span text:style-name="T2"><text:tab/>}</text:span></text:p>
      <text:p text:style-name="P8"><text:tab/>ExpresiónNiv4 </text:p>
      <text:p text:style-name="P8"><text:tab/><text:span text:style-name="T2">{</text:span></text:p>
      <text:p text:style-name="P8"><text:span text:style-name="T2"><text:tab/>ExpresionNiv3Fact.tipoh = ExpresiónNiv4.tipo</text:span></text:p>
      <text:p text:style-name="P10"><text:span text:style-name="T2"><text:tab/>ExpresiónNiv3Fact.codPh = ExpresiónNiv4.codP</text:span></text:p>
      <text:p text:style-name="P9"><text:span text:style-name="T2"><text:tab/>ExpresiónNiv3Fact.codJh = ExpresiónNiv4.codJ</text:span></text:p>
      <text:p text:style-name="P8"><text:span text:style-name="T2"><text:tab/>}</text:span></text:p>
      <text:p text:style-name="P8"><text:tab/>ExpresiónNiv3Fact</text:p>
      <text:p text:style-name="P13"><text:tab/>{</text:p>
      <text:p text:style-name="P10"><text:span text:style-name="T2"><text:tab/>ExpresionNiv3.tipo = ExpresionNiv3Fact.tipo</text:span>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2">}</text:span></text:p>
      <text:p text:style-name="P8">ExpresiónNiv3Fact → λ</text:p>
      <text:p text:style-name="P8"><text:tab/><text:span text:style-name="T2">{</text:span></text:p>
      <text:p text:style-name="P8"><text:tab/><text:span text:style-name="T2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2">{</text:span></text:p>
      <text:p text:style-name="P8"><text:span text:style-name="T2"><text:tab/>ExpresiónNiv3.tsh = ExpresiónNiv3Fact.tsh</text:span></text:p>
      <text:p text:style-name="P8"><text:span text:style-name="T2"><text:tab/>}</text:span></text:p>
      <text:p text:style-name="P8"><text:tab/>ExpresiónNiv3</text:p>
      <text:p text:style-name="P8"><text:tab/><text:span text:style-name="T2">{</text:span></text:p>
      <text:p text:style-name="P12"><text:tab/><text:span text:style-name="T2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Ph || ExpresiónNiv3.codP || shl</text:span></text:p>
      <text:p text:style-name="P11"><text:tab/><text:tab/><text:tab/>shr:</text:p>
      <text:p text:style-name="P11"><text:tab/><text:tab/><text:tab/><text:tab/><text:span text:style-name="T3">ExpresiónNiv3Fact.codPh || ExpresiónNiv3.codP || shr</text:span></text:p>
      <text:p text:style-name="P11"><text:span text:style-name="T3"/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><text:soft-page-break/></text:p>
      <text:p text:style-name="P12"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2">{</text:span></text:p>
      <text:p text:style-name="P12"><text:tab/><text:span text:style-name="T2">ExpresionNiv4</text:span><text:span text:style-name="T7">o</text:span><text:span text:style-name="T2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soft-page-break/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2">{</text:span></text:p>
      <text:p text:style-name="P12"><text:tab/><text:span text:style-name="T2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soft-page-break/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2">{</text:span><text:span text:style-name="T5">Expresion.tsh = ExpresionNiv4.tsh</text:span><text:span text:style-name="T2">}</text:span></text:p>
      <text:p text:style-name="P12"><text:tab/>( Expresión )</text:p>
      <text:p text:style-name="P12"><text:tab/><text:span text:style-name="T2">{</text:span></text:p>
      <text:p text:style-name="P12"><text:span text:style-name="T2"><text:tab/>ExpresionNiv4.tipo = Expresion.tipo</text:span>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2">{Literal.tsh = ExpresiónNiv4.tsh}</text:span></text:p>
      <text:p text:style-name="P12"><text:tab/>Literal</text:p>
      <text:p text:style-name="P12"><text:tab/><text:span text:style-name="T2">{</text:span></text:p>
      <text:p text:style-name="P12"><text:span text:style-name="T3"><text:tab/></text:span><text:span text:style-name="T5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2">{</text:span></text:p>
      <text:p text:style-name="P12"><text:tab/><text:span text:style-name="T2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2">{</text:span></text:p>
      <text:p text:style-name="P12"><text:tab/><text:span text:style-name="T2">Literal.tipo = natural</text:span></text:p>
      <text:p text:style-name="P10"><text:tab/>Literal.codP = apila getValor(linatural.lex)</text:p>
      <text:p text:style-name="P9"><text:soft-page-break/><text:tab/>Literal.codJ = iconst getValor(linatural.lex))</text:p>
      <text:p text:style-name="P9"><text:tab/>}</text:p>
      <text:p text:style-name="P12">Literal → litFlo</text:p>
      <text:p text:style-name="P12"><text:tab/><text:span text:style-name="T2">{</text:span></text:p>
      <text:p text:style-name="P12"><text:tab/><text:span text:style-name="T2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2">{</text:span></text:p>
      <text:p text:style-name="P12"><text:span text:style-name="T2"><text:tab/>Literal.tipo = boolean<text:tab/></text:span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2">{</text:span></text:p>
      <text:p text:style-name="P8"><text:span text:style-name="T2"><text:tab/>Literal.tipo = character</text:span>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2">{OpNiv0.op = menor}</text:span></text:p>
      <text:p text:style-name="P12">OpNiv0 → &gt;<text:tab/></text:p>
      <text:p text:style-name="P12"><text:tab/><text:span text:style-name="T2">{OpNiv0.op = mayor}</text:span></text:p>
      <text:p text:style-name="P12">OpNiv0 → &lt;=</text:p>
      <text:p text:style-name="P12"><text:tab/><text:span text:style-name="T2">{OpNiv0.op = menor-ig}</text:span></text:p>
      <text:p text:style-name="P12">OpNiv0 → &gt;=</text:p>
      <text:p text:style-name="P12"><text:tab/><text:span text:style-name="T2">{OpNiv0.op = mayor-ig}</text:span></text:p>
      <text:p text:style-name="P12">OpNiv0 → =</text:p>
      <text:p text:style-name="P12"><text:tab/><text:span text:style-name="T2">{OpNiv0.op = igual}</text:span></text:p>
      <text:p text:style-name="P12">OpNiv0 → =/=</text:p>
      <text:p text:style-name="P12"><text:tab/><text:span text:style-name="T2">{OpNiv0.op = no-igual}</text:span></text:p>
      <text:p text:style-name="P12">OpNiv1 → +</text:p>
      <text:p text:style-name="P12"><text:tab/><text:span text:style-name="T2">{OpNiv1.op = suma}</text:span></text:p>
      <text:p text:style-name="P12">OpNiv1 → -</text:p>
      <text:p text:style-name="P12"><text:tab/><text:span text:style-name="T2">{OpNiv1.op = resta}</text:span></text:p>
      <text:p text:style-name="P12">OpNiv1 → or</text:p>
      <text:p text:style-name="P12"><text:tab/><text:span text:style-name="T2">{OpNiv1.op = o}</text:span></text:p>
      <text:p text:style-name="P12">OpNiv2 → *</text:p>
      <text:p text:style-name="P12"><text:tab/><text:span text:style-name="T2">{OpNiv2.op = multiplica}</text:span></text:p>
      <text:p text:style-name="P12">OpNiv2 → /</text:p>
      <text:p text:style-name="P12"><text:tab/><text:span text:style-name="T2">{OpNiv2.op = divide}</text:span></text:p>
      <text:p text:style-name="P12">OpNiv2 → %</text:p>
      <text:p text:style-name="P12"><text:tab/><text:span text:style-name="T2">{OpNiv2.op = modulo}</text:span></text:p>
      <text:p text:style-name="P12">OpNiv2 → and</text:p>
      <text:p text:style-name="P12"><text:tab/><text:span text:style-name="T2">{OpNiv2.op = y}</text:span></text:p>
      <text:p text:style-name="P7">OpNiv3 → &gt;&gt;</text:p>
      <text:p text:style-name="P7"><text:tab/><text:span text:style-name="T2">{OpNiv3.op = shl}</text:span></text:p>
      <text:p text:style-name="P7">OpNiv3 → &lt;&lt;</text:p>
      <text:p text:style-name="P7"><text:tab/><text:span text:style-name="T2">{OpNiv3.op = shr}</text:span></text:p>
      <text:p text:style-name="P7">OpNiv4 → not</text:p>
      <text:p text:style-name="P7"><text:tab/><text:span text:style-name="T2">{OpNiv4.op = no}</text:span></text:p>
      <text:p text:style-name="P7">OpNiv4 → -</text:p>
      <text:p text:style-name="P7"><text:tab/><text:span text:style-name="T2">{OpNiv4.op = menos}</text:span></text:p>
      <text:p text:style-name="P7">OpNiv4 → (float)</text:p>
      <text:p text:style-name="P7"><text:tab/><text:span text:style-name="T2">{OpNiv4.op = cast-float}</text:span></text:p>
      <text:p text:style-name="P7"><text:soft-page-break/>OpNiv4 → (int)</text:p>
      <text:p text:style-name="P7"><text:tab/><text:span text:style-name="T2">{OpNiv4.op = cast-int}</text:span></text:p>
      <text:p text:style-name="P7">OpNiv4 → (nat)</text:p>
      <text:p text:style-name="P7"><text:tab/><text:span text:style-name="T2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5:09:57</dc:date>
    <dc:creator>Hector </dc:creator>
    <meta:editing-duration>PT03H24M21S</meta:editing-duration>
    <meta:editing-cycles>14</meta:editing-cycles>
    <meta:generator>OpenOffice.org/3.1$Linux OpenOffice.org_project/310m21$Build-9319</meta:generator>
    <meta:document-statistic meta:table-count="0" meta:image-count="0" meta:object-count="0" meta:page-count="21" meta:paragraph-count="1086" meta:word-count="2939" meta:character-count="30290"/>
  </office:meta>
</office:document-meta>
</file>